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pServer.Ima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apServer.getServi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pServer.service( ServiceManager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pServer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pServer.newProtocolHandl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pServer.configure(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pServer.post( String url , MimeMessage mai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mapServer.postToMailbox( String username , MimeMessage mail , String 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mapServer.getConfigura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